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420e" officeooo:paragraph-rsid="0002420e"/>
    </style:style>
    <style:style style:name="P2" style:family="paragraph" style:parent-style-name="Standard" style:list-style-name="L1">
      <style:text-properties officeooo:rsid="0002420e" officeooo:paragraph-rsid="0002420e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officeooo:rsid="0002420e" officeooo:paragraph-rsid="0002420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420e" officeooo:paragraph-rsid="0002420e" style:font-weight-asian="bold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31512" officeooo:paragraph-rsid="00031512" style:font-weight-asian="bold" style:font-weight-complex="bold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bold" officeooo:rsid="000a6571" officeooo:paragraph-rsid="000a6571" style:font-weight-asian="bold" style:font-weight-complex="bold"/>
    </style:style>
    <style:style style:name="P7" style:family="paragraph" style:parent-style-name="Standard" style:list-style-name="L1">
      <style:text-properties officeooo:rsid="00031512" officeooo:paragraph-rsid="00031512"/>
    </style:style>
    <style:style style:name="P8" style:family="paragraph" style:parent-style-name="Standard">
      <style:text-properties officeooo:rsid="00031512" officeooo:paragraph-rsid="00031512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420e" officeooo:paragraph-rsid="0002420e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officeooo:rsid="00057ccc" officeooo:paragraph-rsid="000a1c08"/>
    </style:style>
    <style:style style:name="P11" style:family="paragraph" style:parent-style-name="Standard" style:list-style-name="L1">
      <style:text-properties officeooo:rsid="000a6571" officeooo:paragraph-rsid="000a6571"/>
    </style:style>
    <style:style style:name="P12" style:family="paragraph" style:parent-style-name="Standard" style:list-style-name="L1">
      <style:text-properties officeooo:rsid="000ad8a6" officeooo:paragraph-rsid="000ad8a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e1caf" style:font-weight-asian="bold" style:font-weight-complex="bold"/>
    </style:style>
    <style:style style:name="T4" style:family="text">
      <style:text-properties fo:font-style="italic" officeooo:rsid="0008399d" style:font-style-asian="italic" style:font-style-complex="italic"/>
    </style:style>
    <style:style style:name="T5" style:family="text">
      <style:text-properties fo:font-style="italic" officeooo:rsid="0002420e" style:font-style-asian="italic" style:font-style-complex="italic"/>
    </style:style>
    <style:style style:name="T6" style:family="text">
      <style:text-properties fo:font-style="italic" officeooo:rsid="00129df9" style:font-style-asian="italic" style:font-style-complex="italic"/>
    </style:style>
    <style:style style:name="T7" style:family="text">
      <style:text-properties officeooo:rsid="0004d56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2420e" style:font-style-asian="normal" style:font-style-complex="normal"/>
    </style:style>
    <style:style style:name="T10" style:family="text">
      <style:text-properties officeooo:rsid="00070ebd"/>
    </style:style>
    <style:style style:name="T11" style:family="text">
      <style:text-properties officeooo:rsid="000c3c44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0c3c44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0c3c44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129df9" style:font-size-asian="10pt" style:font-style-asian="italic" style:font-size-complex="10pt" style:font-style-complex="italic"/>
    </style:style>
    <style:style style:name="T17" style:family="text">
      <style:text-properties officeooo:rsid="00129d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rganisation du projet</text:p>
      <text:p text:style-name="P1"/>
      <text:p text:style-name="P1"/>
      <text:list xml:id="list3525526044" text:style-name="L1">
        <text:list-item>
          <text:p text:style-name="P5">Répartition des tâches<text:span text:style-name="T1"><text:tab/>Quentin</text:span></text:p>
        </text:list-item>
      </text:list>
      <text:p text:style-name="P4"/>
      <text:list xml:id="list133247528330853" text:continue-numbering="true" text:style-name="L1">
        <text:list-item>
          <text:p text:style-name="P3">Androïd</text:p>
          <text:list>
            <text:list-item>
              <text:p text:style-name="P2">Vue 1<text:tab/><text:tab/>Benjamin</text:p>
            </text:list-item>
            <text:list-item>
              <text:p text:style-name="P2">Vue 2<text:tab/><text:tab/>Florent</text:p>
            </text:list-item>
            <text:list-item>
              <text:p text:style-name="P10"><text:span text:style-name="T8">Vue 3<text:tab/><text:tab/>Florent </text:span><text:span text:style-name="T9"><text:s text:c="2"/></text:span><text:span text:style-name="T5">(aide </text:span><text:span text:style-name="T4">GPS / trames NMEA </text:span><text:span text:style-name="T5">: Noémie)</text:span></text:p>
            </text:list-item>
          </text:list>
        </text:list-item>
      </text:list>
      <text:p text:style-name="P1"/>
      <text:list xml:id="list133247805675698" text:continue-numbering="true" text:style-name="L1">
        <text:list-item>
          <text:p text:style-name="P3">iOS</text:p>
          <text:list>
            <text:list-item>
              <text:p text:style-name="P2">Vue 1<text:tab/><text:tab/><text:span text:style-name="T7">Justin</text:span></text:p>
            </text:list-item>
            <text:list-item>
              <text:p text:style-name="P2">Vue 2<text:tab/><text:tab/><text:span text:style-name="T7">Justin</text:span></text:p>
            </text:list-item>
            <text:list-item>
              <text:p text:style-name="P2">Vue 3<text:tab/><text:tab/><text:span text:style-name="T7">Dimitri</text:span></text:p>
            </text:list-item>
          </text:list>
        </text:list-item>
      </text:list>
      <text:p text:style-name="P1"/>
      <text:list xml:id="list133247238605028" text:continue-numbering="true" text:style-name="L1">
        <text:list-item>
          <text:p text:style-name="P7"><text:span text:style-name="T2">Cahier des charges</text:span><text:tab/><text:tab/><text:span text:style-name="T10">Quentin et </text:span>Noémie</text:p>
        </text:list-item>
      </text:list>
      <text:p text:style-name="P8"/>
      <text:list xml:id="list133246898353202" text:continue-numbering="true" text:style-name="L1">
        <text:list-item>
          <text:p text:style-name="P7"><text:span text:style-name="T2">Rapport final et Diapo</text:span><text:tab/>Noémie</text:p>
        </text:list-item>
      </text:list>
      <text:p text:style-name="P8"/>
      <text:list xml:id="list133247631249704" text:continue-numbering="true" text:style-name="L1">
        <text:list-item>
          <text:p text:style-name="P6">Diagrammes</text:p>
          <text:list>
            <text:list-item>
              <text:p text:style-name="P11">GANTT<text:tab/><text:tab/><text:tab/><text:tab/><text:tab/>Quentin</text:p>
            </text:list-item>
            <text:list-item>
              <text:p text:style-name="P11">Classes <text:span text:style-name="T16">(propre et croqui papier)</text:span><text:tab/><text:tab/><text:tab/>Quentin <text:span text:style-name="T17">et Dimitri</text:span></text:p>
            </text:list-item>
            <text:list-item>
              <text:p text:style-name="P11"><text:span text:style-name="T11">SFD </text:span><text:span text:style-name="T15">(</text:span><text:span text:style-name="T14">Spécifications fonctionnelles détaillées</text:span><text:span text:style-name="T15">)</text:span><text:tab/>Benjamin</text:p>
            </text:list-item>
            <text:list-item>
              <text:p text:style-name="P12">Fonctionnalités<text:tab/><text:tab/><text:tab/><text:tab/>Quentin et Noémi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4-09T13:32:46.379000000</dc:date>
    <meta:editing-duration>PT8M56S</meta:editing-duration>
    <meta:editing-cycles>22</meta:editing-cycles>
    <meta:document-statistic meta:table-count="0" meta:image-count="0" meta:object-count="0" meta:page-count="1" meta:paragraph-count="17" meta:word-count="81" meta:character-count="435" meta:non-whitespace-character-count="369"/>
  </office:meta>
</office:document-meta>
</file>